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officeooo:paragraph-rsid="000f30c4" style:font-size-asian="12.25pt" style:font-size-complex="14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4pt" officeooo:paragraph-rsid="000f30c4" style:font-size-asian="12.25pt" style:font-size-complex="14pt"/>
    </style:style>
    <style:style style:name="P9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c3d1e" officeooo:paragraph-rsid="000c3d1e" style:font-size-asian="12.25pt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2.25pt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e861a" officeooo:paragraph-rsid="000e861a" style:font-size-asian="12.25pt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cd450" officeooo:paragraph-rsid="000cd450" style:font-size-asian="12.25pt" style:font-size-complex="14pt"/>
    </style:style>
    <style:style style:name="T1" style:family="text">
      <style:text-properties officeooo:rsid="000afa0d"/>
    </style:style>
    <style:style style:name="T2" style:family="text">
      <style:text-properties officeooo:rsid="000f30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 Бакалавры</text:p>
      <text:p text:style-name="P10"/>
      <text:p text:style-name="P11">Лабораторная работа № <text:span text:style-name="T1">1</text:span></text:p>
      <text:p text:style-name="P12">“Установка и настройка СУБД PostgreSQL”</text:p>
      <text:p text:style-name="P12"/>
      <text:p text:style-name="P12">по дисциплине</text:p>
      <text:p text:style-name="P13">“Проектирование приложений баз данных”</text:p>
      <text:p text:style-name="P13"/>
      <text:p text:style-name="P13"/>
      <text:p text:style-name="P12">Задание</text:p>
      <text:p text:style-name="P12"/>
      <text:p text:style-name="P1"><text:tab/>Откомпилировать из исходных текстов и установить в домашнюю папку <text:s/>СУБД PostgreSQL. <text:s/>Провести минимальную настройку сервера:</text:p>
      <text:list xml:id="list1454039009" text:style-name="L1">
        <text:list-item>
          <text:p text:style-name="P4">Создать системную папку</text:p>
        </text:list-item>
        <text:list-item>
          <text:p text:style-name="P4">Разрешить доступ только из указанной подсети</text:p>
        </text:list-item>
        <text:list-item>
          <text:p text:style-name="P4">Разрешить доступ только заданному пользователю</text:p>
        </text:list-item>
      </text:list>
      <text:p text:style-name="P1"/>
      <text:p text:style-name="P1"/>
      <text:p text:style-name="P8"><text:tab/><text:span text:style-name="T2">Содержимое о</text:span>тчёт<text:span text:style-name="T2">а</text:span></text:p>
      <text:p text:style-name="P5"/>
      <text:list xml:id="list2266596214" text:style-name="L2">
        <text:list-item>
          <text:p text:style-name="P9">Постановка задачи</text:p>
        </text:list-item>
        <text:list-item>
          <text:p text:style-name="P9">Краткое описание процесса выполнения работы</text:p>
        </text:list-item>
      </text:list>
      <text:p text:style-name="P1"/>
      <text:p text:style-name="P1"/>
      <text:p text:style-name="P2"><text:s/>Вопросы на защиту</text:p>
      <text:p text:style-name="P2"/>
      <text:list xml:id="list3210846342" text:style-name="L3">
        <text:list-item>
          <text:p text:style-name="P6">Задачи и цели конфигурирования.</text:p>
        </text:list-item>
        <text:list-item>
          <text:p text:style-name="P6">Как выполнить установку в заданную папку?</text:p>
        </text:list-item>
        <text:list-item>
          <text:p text:style-name="P6">Как создаётся системная папка PostgreSQL?</text:p>
        </text:list-item>
        <text:list-item>
          <text:p text:style-name="P6">Как отслеживать ошибки в работе сервера?</text:p>
        </text:list-item>
        <text:list-item>
          <text:p text:style-name="P6">Как отключить при компиляции поддержку библиотеки Readline?</text:p>
        </text:list-item>
        <text:list-item>
          <text:p text:style-name="P6">Какие пакеты в Ubuntu необходимо установить для компиляции сервера PostgreSQL с поддержкой библиотеки Readline?</text:p>
        </text:list-item>
        <text:list-item>
          <text:p text:style-name="P6">Как запустить <text:s/>сервер PostgreSQL?</text:p>
        </text:list-item>
        <text:list-item>
          <text:p text:style-name="P6">Как создать соединение с сервером <text:s/>PostgreSQL, используя консоль?</text:p>
        </text:list-item>
        <text:list-item>
          <text:p text:style-name="P6">Как добавить при компиляции путь к требуемым заголовочным файлам и динамическим библиотекам?</text:p>
        </text:list-item>
        <text:list-item>
          <text:p text:style-name="P6">Как разрешить доступ к серверу только из указанной подсети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02:22.708002903</dc:date>
    <meta:editing-duration>PT59M29S</meta:editing-duration>
    <meta:editing-cycles>23</meta:editing-cycles>
    <meta:document-statistic meta:table-count="0" meta:image-count="0" meta:object-count="0" meta:page-count="1" meta:paragraph-count="24" meta:word-count="149" meta:character-count="1069" meta:non-whitespace-character-count="952"/>
  </office:meta>
</office:document-meta>
</file>